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D000001DD6DFDFAD3.png" manifest:media-type="image/png"/>
  <manifest:file-entry manifest:full-path="Pictures/10000000000001900000002BA03CE615.png" manifest:media-type="image/png"/>
  <manifest:file-entry manifest:full-path="Pictures/100000000000026B000000D9C67C0E28.png" manifest:media-type="image/png"/>
  <manifest:file-entry manifest:full-path="Pictures/100000000000027800000202AF7335D0.png" manifest:media-type="image/png"/>
  <manifest:file-entry manifest:full-path="Pictures/10000000000003B5000002E6FA2485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3" text:anchor-type="char" svg:x="0.609cm" svg:y="0.464cm" svg:width="17cm" svg:height="13.291cm" draw:z-index="2"><draw:image xlink:href="Pictures/10000000000003B5000002E6FA248584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5" text:anchor-type="char" svg:x="0.467cm" svg:y="0.351cm" svg:width="10.866cm" svg:height="8.835cm" draw:z-index="4"><draw:image xlink:href="Pictures/100000000000027800000202AF7335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x="0.212cm" svg:y="2.692cm" svg:width="17cm" svg:height="5.958cm" draw:z-index="1"><draw:image xlink:href="Pictures/100000000000026B000000D9C67C0E28.png" xlink:type="simple" xlink:show="embed" xlink:actuate="onLoad" draw:mime-type="image/png"/></draw:frame></text:p>
      <text:p text:style-name="Standard"><draw:frame draw:style-name="fr2" draw:name="Image1" text:anchor-type="char" svg:width="11.416cm" svg:height="1.228cm" draw:z-index="0"><draw:image xlink:href="Pictures/10000000000001900000002BA03CE615.png" xlink:type="simple" xlink:show="embed" xlink:actuate="onLoad" draw:mime-type="image/png"/></draw:frame><draw:frame draw:style-name="fr1" draw:name="Image4" text:anchor-type="char" svg:x="1.254cm" svg:y="12.626cm" svg:width="15.896cm" svg:height="13.614cm" draw:z-index="3"><draw:image xlink:href="Pictures/100000000000022D000001DD6DFDFA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19:11:44.609360076</meta:creation-date>
    <dc:date>2025-07-24T19:20:34.103990673</dc:date>
    <meta:editing-duration>PT8M50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25.2.5.2$Linux_X86_64 LibreOffice_project/03d19516eb2e1dd5d4ccd751a0d6f35f35e08022</meta:generator>
  </office:meta>
</office:document-meta>
</file>